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0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1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2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3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4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style="italic" fo:font-weight="normal" fo:background-color="transparent" loext:char-shading-value="0"/>
    </style:style>
    <style:style style:name="T5" style:family="text">
      <style:text-properties fo:font-style="italic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e489f1ab-7fff-6ba0-f2c6-411fa1019f94"/>HTML Tables</text:p>
      <text:p text:style-name="P1"/>
      <text:p text:style-name="P4">HTML Tables</text:p>
      <text:list xml:id="list2296472939" text:style-name="L1">
        <text:list-item>
          <text:p text:style-name="P5">HTML tables are created with the &lt;table&gt; &lt;/table&gt; tags.</text:p>
          <text:list>
            <text:list-item>
              <text:p text:style-name="P5">The &lt;table&gt; tags are populated with &lt;tr&gt;, &lt;td&gt;, and &lt;th&gt; tags which acts as table rows, table data, and table headers.</text:p>
            </text:list-item>
          </text:list>
        </text:list-item>
      </text:list>
      <text:p text:style-name="P1"/>
      <text:p text:style-name="P4">Misuse of HTML Tables</text:p>
      <text:list xml:id="list2054512850" text:style-name="L2">
        <text:list-item>
          <text:p text:style-name="P6">Do not use HTML Tables for page layouts.</text:p>
        </text:list-item>
        <text:list-item>
          <text:p text:style-name="P6">Tables produce more complex markup structures than proper layout techniques. This results in code being harder to write, maintain, and debug.</text:p>
        </text:list-item>
        <text:list-item>
          <text:p text:style-name="P6">Tables are not automatically responsive.</text:p>
          <text:list>
            <text:list-item>
              <text:p text:style-name="P6">They are sized according to their content by default, so extra measures are needed to effectively display across different devices.</text:p>
            </text:list-item>
          </text:list>
        </text:list-item>
      </text:list>
      <text:p text:style-name="P1"/>
      <text:p text:style-name="P4">What is a Table</text:p>
      <text:list xml:id="list976715572" text:style-name="L3">
        <text:list-item>
          <text:p text:style-name="P7">A table is a structured set of data made of rows and columns (tabular data).</text:p>
          <text:list>
            <text:list-item>
              <text:p text:style-name="P7">A table allows you to quickly look up values that indicates some kind of connection between different types of data.</text:p>
            </text:list-item>
          </text:list>
        </text:list-item>
        <text:list-item>
          <text:p text:style-name="P7">A table is rigid. Information is interpreted by making visual associations between row and column headers.</text:p>
        </text:list-item>
      </text:list>
      <text:p text:style-name="P1"/>
      <text:p text:style-name="P4">Table Styling</text:p>
      <text:list xml:id="list1217233485" text:style-name="L4">
        <text:list-item>
          <text:p text:style-name="P8">For tables to be effective, you need to provide some styling information with CSS, as well as solid structure with HTML.</text:p>
        </text:list-item>
      </text:list>
      <text:p text:style-name="P1"/>
      <text:p text:style-name="P4">Multiple Rows and Columns</text:p>
      <text:list xml:id="list2704235156" text:style-name="L5">
        <text:list-item>
          <text:p text:style-name="P18"><text:span text:style-name="T1">Use </text:span><text:span text:style-name="T3">colspan</text:span><text:span text:style-name="T1"> or </text:span><text:span text:style-name="T3">rowspan</text:span><text:span text:style-name="T1"> attributes to make cells take up multiple rows or columns.</text:span></text:p>
        </text:list-item>
      </text:list>
      <text:p text:style-name="P1"/>
      <text:p text:style-name="P4">Providing Common Styling to Columns</text:p>
      <text:list xml:id="list1609600788" text:style-name="L6">
        <text:list-item>
          <text:p text:style-name="P9">The &lt;col&gt; and &lt;colgroup&gt; elements group ups an entire column of data.</text:p>
          <text:list>
            <text:list-item>
              <text:p text:style-name="P19"><text:span text:style-name="T1">Styling columns is limited to a few properties: </text:span><text:span text:style-name="T3">border, background, width, </text:span><text:span text:style-name="T1">and </text:span><text:span text:style-name="T3">visibility</text:span><text:span text:style-name="T1">.</text:span></text:p>
            </text:list-item>
          </text:list>
        </text:list-item>
      </text:list>
      <text:p text:style-name="P1"><text:soft-page-break/></text:p>
      <text:list xml:id="list2528020435" text:style-name="L7">
        <text:list-item>
          <text:p text:style-name="P20"><text:span text:style-name="T1">To style columns without &lt;col&gt;, you either have to style every &lt;td&gt; or &lt;th&gt; in the column, or use a complex selector such as </text:span><text:span text:style-name="T3">:nth-child</text:span><text:span text:style-name="T1">.</text:span></text:p>
        </text:list-item>
      </text:list>
      <text:p text:style-name="P1"/>
      <text:p text:style-name="P4">Styling with &lt;col&gt;</text:p>
      <text:list xml:id="list3743301592" text:style-name="L8">
        <text:list-item>
          <text:p text:style-name="P10">We can specify the information once on a &lt;col&gt; element.</text:p>
          <text:list>
            <text:list-item>
              <text:p text:style-name="P10">&lt;col&gt; elements are specified inside a &lt;colgroup&gt; container just below the opening &lt;table&gt; tag.</text:p>
            </text:list-item>
            <text:list-item>
              <text:p text:style-name="P10">We have to include blank &lt;col&gt; elements for columns that do not have any styling.</text:p>
            </text:list-item>
          </text:list>
        </text:list-item>
      </text:list>
      <text:p text:style-name="P1"/>
      <text:p text:style-name="P3">HTML Table Advanced Features and Accessibility</text:p>
      <text:p text:style-name="P1"/>
      <text:p text:style-name="P4">Captions</text:p>
      <text:list xml:id="list629696488" text:style-name="L9">
        <text:list-item>
          <text:p text:style-name="P11">You can use &lt;caption&gt; element nested inside a &lt;table&gt; element to give your table a caption.</text:p>
          <text:list>
            <text:list-item>
              <text:p text:style-name="P11">This is for accessibility for screen readers as they can read the caption rather than all the table data to get a description of the table.</text:p>
            </text:list-item>
          </text:list>
        </text:list-item>
      </text:list>
      <text:p text:style-name="P1"/>
      <text:p text:style-name="P4">Adding Structure with &lt;thead&gt;, &lt;tfoot&gt;, and &lt;tbody&gt;</text:p>
      <text:list xml:id="list161369517" text:style-name="L10">
        <text:list-item>
          <text:p text:style-name="P12">These tags adds a header, footer, and body section for the table.</text:p>
        </text:list-item>
      </text:list>
      <text:p text:style-name="P1"/>
      <text:list xml:id="list2822325540" text:style-name="L11">
        <text:list-item>
          <text:p text:style-name="P13">These elements don’t make the table any more accessible to screenreaders, but can be used for styling (hooks) and layout.</text:p>
        </text:list-item>
      </text:list>
      <text:p text:style-name="P1"/>
      <text:list xml:id="list3953408278" text:style-name="L12">
        <text:list-item>
          <text:p text:style-name="P14">The &lt;thead&gt; element must wrap the part of the table that is the header.</text:p>
          <text:list>
            <text:list-item>
              <text:p text:style-name="P14">This is usually the first row containing the column headings.</text:p>
            </text:list-item>
            <text:list-item>
              <text:p text:style-name="P14">It should come below the &lt;col&gt;/&lt;colgroup&gt; element.</text:p>
            </text:list-item>
          </text:list>
        </text:list-item>
      </text:list>
      <text:p text:style-name="P1"/>
      <text:list xml:id="list2084718632" text:style-name="L13">
        <text:list-item>
          <text:p text:style-name="P15">The &lt;tfoot&gt; element needs to wrap the part of the table that is the footer.</text:p>
          <text:list>
            <text:list-item>
              <text:p text:style-name="P15">This may be the final row.</text:p>
            </text:list-item>
            <text:list-item>
              <text:p text:style-name="P15">You can include the table footer at the bottom of the table or below the table header.</text:p>
            </text:list-item>
          </text:list>
        </text:list-item>
      </text:list>
      <text:p text:style-name="P1"/>
      <text:list xml:id="list2672053670" text:style-name="L14">
        <text:list-item>
          <text:p text:style-name="P16">The &lt;tbody&gt; element needs to wrap the other parts of the table that aren’t in the table header or footer.</text:p>
          <text:list>
            <text:list-item>
              <text:p text:style-name="P16"><text:soft-page-break/>The &lt;tbody&gt; is included in every table, implicitly even if not specified.</text:p>
            </text:list-item>
          </text:list>
        </text:list-item>
      </text:list>
      <text:p text:style-name="P1"/>
      <text:p text:style-name="P4">Nesting Tables</text:p>
      <text:list xml:id="list2798129309" text:style-name="L15">
        <text:list-item>
          <text:p text:style-name="P21"><text:span text:style-name="T1">It is possible to nest a table inside another one. This is </text:span><text:span text:style-name="T3">not</text:span><text:span text:style-name="T1"> advised, as it makes the markup confusing and less accessible to screenreaders.</text:span></text:p>
        </text:list-item>
      </text:list>
      <text:p text:style-name="P1"/>
      <text:p text:style-name="P4">Tables for Accessibility Users</text:p>
      <text:list xml:id="list3845794828" text:style-name="L16">
        <text:list-item>
          <text:p text:style-name="P17">Use column and row headers</text:p>
          <text:list>
            <text:list-item>
              <text:p text:style-name="P17">Screenreaders will identify all headers and use them to make programmatic associations between those headers and the cells they relate to.</text:p>
            </text:list-item>
          </text:list>
        </text:list-item>
        <text:list-item>
          <text:p text:style-name="P22"><text:span text:style-name="T1">The </text:span><text:span text:style-name="T3">scope</text:span><text:span text:style-name="T1"> attribute</text:span></text:p>
          <text:list>
            <text:list-item>
              <text:p text:style-name="P22"><text:span text:style-name="T1">The </text:span><text:span text:style-name="T3">scope</text:span><text:span text:style-name="T1"> attribute can be added to the &lt;th&gt; element to tell screenreaders exactly what the header is a header for.</text:span></text:p>
            </text:list-item>
            <text:list-item>
              <text:p text:style-name="P24"><text:span text:style-name="T1">Scope </text:span><text:span text:style-name="T2">has two more possible values - </text:span><text:span text:style-name="T4">colgroup</text:span><text:span text:style-name="T1"> </text:span><text:span text:style-name="T2">and </text:span><text:span text:style-name="T4">rowgroup</text:span><text:span text:style-name="T5">.</text:span><text:span text:style-name="T1"> </text:span><text:span text:style-name="T2">These are used for headings that sit over the top of multiple columns or rows.</text:span></text:p>
            </text:list-item>
          </text:list>
        </text:list-item>
      </text:list>
      <text:p text:style-name="P1"/>
      <text:list xml:id="list1251883719" text:style-name="L17">
        <text:list-item>
          <text:p text:style-name="P23"><text:span text:style-name="T1">The </text:span><text:span text:style-name="T3">id</text:span><text:span text:style-name="T1"> and </text:span><text:span text:style-name="T3">headers</text:span><text:span text:style-name="T1"> attributes</text:span></text:p>
          <text:list>
            <text:list-item>
              <text:p text:style-name="P23"><text:span text:style-name="T1">You can use </text:span><text:span text:style-name="T3">id</text:span><text:span text:style-name="T1"> and </text:span><text:span text:style-name="T3">headers</text:span><text:span text:style-name="T1"> attributes to create associations between headers and cells.</text:span></text:p>
              <text:list>
                <text:list-item>
                  <text:p text:style-name="P23"><text:span text:style-name="T1">You add an unique </text:span><text:span text:style-name="T3">id</text:span><text:span text:style-name="T1"> to each &lt;th&gt; element.</text:span></text:p>
                </text:list-item>
                <text:list-item>
                  <text:p text:style-name="P23"><text:span text:style-name="T1">You add a </text:span><text:span text:style-name="T3">headers</text:span><text:span text:style-name="T1"> attribute to each &lt;td&gt; element. Each </text:span><text:span text:style-name="T3">headers</text:span><text:span text:style-name="T1"> attribute has to contain a list of </text:span><text:span text:style-name="T3">ids</text:span><text:span text:style-name="T1"> of all &lt;th&gt; elements that act as a header for that cell.</text:span></text:p>
                </text:list-item>
              </text:list>
            </text:list-item>
          </text:list>
        </text:list-item>
      </text:list>
      <text:p text:style-name="P1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7:52:03.259079671</meta:creation-date>
    <dc:date>2022-02-06T17:52:32.620026317</dc:date>
    <meta:editing-duration>PT29S</meta:editing-duration>
    <meta:editing-cycles>1</meta:editing-cycles>
    <meta:document-statistic meta:table-count="0" meta:image-count="0" meta:object-count="0" meta:page-count="3" meta:paragraph-count="53" meta:word-count="678" meta:character-count="3745" meta:non-whitespace-character-count="3156"/>
    <meta:generator>LibreOffice/6.4.7.2$Linux_X86_64 LibreOffice_project/40$Build-2</meta:generator>
  </office:meta>
</office:document-meta>
</file>